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4.4634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2.372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38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ETH1CSMU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613,R903,R628,R424,R409,R615,R434,R423,R410,R912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410,C421,C454,C705,C925,C301,C403,C414,C1021,C702,C455,C707,C1010,C415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u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449,C617,C441,C902,C910,C603,C428,C419,C405,C915,C601,C426,C402,C507,C445,C418,C435,C606,C446,C612,C904,C429,C1022,C436,C607,C604,C610,C407,C440,C437,C1011,C508,C1018,C425,C605,C438,C704,C434,C611,C905,C1001,C918,C703,C501,C442,C618,C401,C1017,C614,C908,C911,C903,C424,C1014,C901,C708,C444,C417,C510,C430,C502,C608,C615,C616,C413,C912,C1016,C1012,C509,C409,C506,C443,C422,C1015,C921,C1020,C503,C609,C427,C1007,C431,C906,C1004,C448,C504,C1013,C408,C411,C447,C907,C423,C1009,C432,C439,C919,C412,C701,C602,C505,C613,C1019,C1002,C706,C404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00n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U604,U503,U505,U506,U603,U605,U504</text:p>
          </table:table-cell>
          <table:table-cell table:style-name="ce2" office:value-type="string" calcext:value-type="string">
            <text:p>SOT-56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N74LVC1T45DRLR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701</text:p>
          </table:table-cell>
          <table:table-cell office:value-type="string" calcext:value-type="string">
            <text:p>CW25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252016-R33G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918,R902,R909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1001</text:p>
          </table:table-cell>
          <table:table-cell office:value-type="string" calcext:value-type="string">
            <text:p>NX3225G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X3225GD-16MHZ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704,R609,R924,R501,R604,R605,R603,R617,R602,R618,R601,R619,R616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k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608,R610,R612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2/.1%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802,C801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/50V</text:p>
          </table:table-cell>
          <table:table-cell table:number-columns-repeated="2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K304,K305,K302,K301,K306,K303</text:p>
          </table:table-cell>
          <table:table-cell table:style-name="ce3" office:value-type="string" calcext:value-type="string">
            <text:p>HE360_x-5050462-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HE3621A05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212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206,R611,R211,R1010,R926,R432,R431,R403,R622,R207,R614,R430,R1009,R1002,R208,R925,R701,R629,R429,R209,R401,R203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k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1003</text:p>
          </table:table-cell>
          <table:table-cell office:value-type="string" calcext:value-type="string">
            <text:p>MSOP-8_3x3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LC08B-E/MS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202,R204,R201,R205,R919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819,C822,C815,C825,C826,C824,C827,C829,C821,C823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u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U801</text:p>
          </table:table-cell>
          <table:table-cell table:style-name="ce2" office:value-type="string" calcext:value-type="string">
            <text:p>SOT-23-6_Handsolderi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X590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706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R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1001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915,R917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L904,L903,L901,L902</text:p>
          </table:table-cell>
          <table:table-cell table:style-name="ce2" office:value-type="string" calcext:value-type="string">
            <text:p>L_0603_1608Metric_Pad1.05x0.95mm_HandSolde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BMF1608T100K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414,R41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0k/0.05%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809,C808,C810,C807</text:p>
          </table:table-cell>
          <table:table-cell office:value-type="string" calcext:value-type="string">
            <text:p>C_1812_4532Metric_Pad1.57x3.40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0p/2kV</text:p>
          </table:table-cell>
          <table:table-cell table:number-columns-repeated="2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U907,U612,U912</text:p>
          </table:table-cell>
          <table:table-cell table:style-name="ce3" office:value-type="string" calcext:value-type="string">
            <text:p>SOIC-8_3.9x4.9mm_P1.27m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M7171BIM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213,C214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/1kV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1007,R1006,R913,R1008,R1004,R90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k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607,R606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k4/.1%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802</text:p>
          </table:table-cell>
          <table:table-cell office:value-type="string" calcext:value-type="string">
            <text:p>TS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R2-2450</text:p>
          </table:table-cell>
          <table:table-cell table:number-columns-repeated="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U404,U402</text:p>
          </table:table-cell>
          <table:table-cell table:style-name="ce2" office:value-type="string" calcext:value-type="string">
            <text:p>SOIC-16_3.9x9.9mm_P1.27m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G444DY+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1001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828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906,R905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/.1%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210,C205,C202,C208,C212,C209,C211</text:p>
          </table:table-cell>
          <table:table-cell office:value-type="string" calcext:value-type="string">
            <text:p>C_0201_0603Metric_Pad0.64x0.40mm_HandSol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0n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204,C201</text:p>
          </table:table-cell>
          <table:table-cell office:value-type="string" calcext:value-type="string">
            <text:p>C_0201_0603Metric_Pad0.64x0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p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Q901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DV301N</text:p>
          </table:table-cell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U415,U416</text:p>
          </table:table-cell>
          <table:table-cell table:style-name="ce2" office:value-type="string" calcext:value-type="string">
            <text:p>QFN-16-1EP_4x4mm_P0.65mm_EP2.7x2.7m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DS8681IRUMT</text:p>
          </table:table-cell>
          <table:table-cell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U606</text:p>
          </table:table-cell>
          <table:table-cell table:style-name="ce2" office:value-type="string" calcext:value-type="string">
            <text:p>HTSSOP-20-1EP_4.4x6.5mm_P0.65mm_EP3.4x6.5mm_ThermalVi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T1970ACFE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452,C453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7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207,C206</text:p>
          </table:table-cell>
          <table:table-cell office:value-type="string" calcext:value-type="string">
            <text:p>C_0201_0603Metric_Pad0.64x0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609,U610,U608,U607</text:p>
          </table:table-cell>
          <table:table-cell office:value-type="string" calcext:value-type="string">
            <text:p>AQY212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QY212G2SX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703,R920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U703</text:p>
          </table:table-cell>
          <table:table-cell table:style-name="ce2" office:value-type="string" calcext:value-type="string">
            <text:p>TSSOP-14_4.4x5mm_P0.65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4AC125</text:p>
          </table:table-cell>
          <table:table-cell table:number-columns-repeated="2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U413,U410,U409,U414</text:p>
          </table:table-cell>
          <table:table-cell table:style-name="ce3" office:value-type="string" calcext:value-type="string">
            <text:p>SOIC-8_3.9x4.9mm_P1.27m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OPA141AID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813,C811,C814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u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927,C926,C922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p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923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k4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62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k/.1%</text:p>
          </table:table-cell>
          <table:table-cell table:number-columns-repeated="2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D702</text:p>
          </table:table-cell>
          <table:table-cell table:style-name="ce2" office:value-type="string" calcext:value-type="string">
            <text:p>D_SM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MBJ5.0A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J301</text:p>
          </table:table-cell>
          <table:table-cell office:value-type="string" calcext:value-type="string">
            <text:p>Socket_DIN41612-CaseC1-AC-Male-64Pin-2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4AC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804,C820,C803,C806,C816,C805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u7/50V</text:p>
          </table:table-cell>
          <table:table-cell table:number-columns-repeated="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U908</text:p>
          </table:table-cell>
          <table:table-cell table:style-name="ce2" office:value-type="string" calcext:value-type="string">
            <text:p>MSOP-10_3x3mm_P0.5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D5322ARMZ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203</text:p>
          </table:table-cell>
          <table:table-cell office:value-type="string" calcext:value-type="string">
            <text:p>C_0201_0603Metric_Pad0.64x0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</text:p>
          </table:table-cell>
          <table:table-cell table:number-columns-repeated="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U910</text:p>
          </table:table-cell>
          <table:table-cell table:style-name="ce2" office:value-type="string" calcext:value-type="string">
            <text:p>SOIC-16_3.9x9.9mm_P1.27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G409DY+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602,D1002,D603,D803,D601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D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202,D1003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450,C451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p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427,R428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407,R801,R927,R408,R914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k</text:p>
          </table:table-cell>
          <table:table-cell table:number-columns-repeated="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U403</text:p>
          </table:table-cell>
          <table:table-cell table:style-name="ce2" office:value-type="string" calcext:value-type="string">
            <text:p>SOIC-8_3.9x4.9mm_P1.27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F5040ID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406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2k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214,R213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422,R421,R418,R419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k/.1%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904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k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217,R218,R216,R215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9R9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1001,R1005,R916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3" calcext:value-type="float">
            <text:p>3</text:p>
          </table:table-cell>
          <table:table-cell office:value-type="float" office:value="680" calcext:value-type="float">
            <text:p>680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928,R907,R930,R929,R908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/.1%</text:p>
          </table:table-cell>
          <table:table-cell table:number-columns-repeated="2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U1002</text:p>
          </table:table-cell>
          <table:table-cell table:style-name="ce2" office:value-type="string" calcext:value-type="string">
            <text:p>TQFP-144_20x20mm_P0.5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M32F746ZG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Q604,Q601,Q602,Q603</text:p>
          </table:table-cell>
          <table:table-cell office:value-type="string" calcext:value-type="string">
            <text:p>SOT-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MBT3904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X901</text:p>
          </table:table-cell>
          <table:table-cell office:value-type="string" calcext:value-type="string">
            <text:p>IQXO-791</text:p>
          </table:table-cell>
          <table:table-cell office:value-type="float" office:value="1" calcext:value-type="float">
            <text:p>1</text:p>
          </table:table-cell>
          <table:table-cell office:value-type="float" office:value="830208220601" calcext:value-type="float">
            <text:p>83020822060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1006,C1008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u2</text:p>
          </table:table-cell>
          <table:table-cell table:number-columns-repeated="2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U502,U501</text:p>
          </table:table-cell>
          <table:table-cell table:style-name="ce2" office:value-type="string" calcext:value-type="string">
            <text:p>TSSOP-16_4.4x5mm_P0.65m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74HCT595PW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U419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76925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U405</text:p>
          </table:table-cell>
          <table:table-cell office:value-type="string" calcext:value-type="string">
            <text:p>MSOP-8_3x3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R435ARM</text:p>
          </table:table-cell>
          <table:table-cell table:number-columns-repeated="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U804</text:p>
          </table:table-cell>
          <table:table-cell table:style-name="ce2" office:value-type="string" calcext:value-type="string">
            <text:p>TO-252-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CV1117DT33T5G</text:p>
          </table:table-cell>
          <table:table-cell table:number-columns-repeated="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FB1001,FB201</text:p>
          </table:table-cell>
          <table:table-cell table:style-name="ce2" office:value-type="string" calcext:value-type="string">
            <text:p>L_0805_2012Metric_Pad1.15x1.40mm_HandSold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42792031" calcext:value-type="float">
            <text:p>742792031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220,R22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/1%</text:p>
          </table:table-cell>
          <table:table-cell table:number-columns-repeated="2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U407,U602,U411,U412,U601,U406,U408</text:p>
          </table:table-cell>
          <table:table-cell table:style-name="ce3" office:value-type="string" calcext:value-type="string">
            <text:p>SOIC-8_3.9x4.9mm_P1.27mm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DG419DY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U702</text:p>
          </table:table-cell>
          <table:table-cell office:value-type="string" calcext:value-type="string">
            <text:p>SOIC-16W_7.5x10.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uM5402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623</text:p>
          </table:table-cell>
          <table:table-cell office:value-type="string" calcext:value-type="string">
            <text:p>R_Shunt_Vishay_WSR2_WSR3_KelvinConn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SR2R8000FEK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626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Q73C2B100RBT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701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V99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911,R910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k/.1%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LOW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402,R404,R405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R22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1005,C1003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p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U701</text:p>
          </table:table-cell>
          <table:table-cell office:value-type="string" calcext:value-type="string">
            <text:p>TSSOP-14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B0104PW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923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u7/OPT</text:p>
          </table:table-cell>
          <table:table-cell table:number-columns-repeated="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U905,U901</text:p>
          </table:table-cell>
          <table:table-cell table:style-name="ce2" office:value-type="string" calcext:value-type="string">
            <text:p>SOIC-16_3.9x9.9mm_P1.27m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C74AC161DR2G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802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415,R412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k/0.05%</text:p>
          </table:table-cell>
          <table:table-cell table:number-columns-repeated="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F801</text:p>
          </table:table-cell>
          <table:table-cell table:style-name="ce2" office:value-type="string" calcext:value-type="string">
            <text:p>Fuse_SMD29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F-LSMF185/33X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620,R433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621,C620,C622,C619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p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433,C913,C916,C924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n</text:p>
          </table:table-cell>
          <table:table-cell table:number-columns-repeated="2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U911</text:p>
          </table:table-cell>
          <table:table-cell table:style-name="ce3" office:value-type="string" calcext:value-type="string">
            <text:p>SOIC-8_3.9x4.9mm_P1.27m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L071CD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U909,U401</text:p>
          </table:table-cell>
          <table:table-cell table:style-name="ce3" office:value-type="string" calcext:value-type="string">
            <text:p>TSOT-23-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T1790BCS6-2.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812,C818,C817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u7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922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k8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802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SZ5249B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417,R425,R420,R426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k49/.1%</text:p>
          </table:table-cell>
          <table:table-cell table:number-columns-repeated="2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U904</text:p>
          </table:table-cell>
          <table:table-cell table:style-name="ce2" office:value-type="string" calcext:value-type="string">
            <text:p>TSSOP-16_4.4x5mm_P0.65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AC8565ICPW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917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p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U417,U418</text:p>
          </table:table-cell>
          <table:table-cell office:value-type="string" calcext:value-type="string">
            <text:p>MSOP-10_3x3mm_P0.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7980ARM</text:p>
          </table:table-cell>
          <table:table-cell table:number-columns-repeated="2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U906</text:p>
          </table:table-cell>
          <table:table-cell table:style-name="ce2" office:value-type="string" calcext:value-type="string">
            <text:p>SOT-353_SC-70-5_Handsolderi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N74AUP1G79DCKR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702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k7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920,C914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p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D703</text:p>
          </table:table-cell>
          <table:table-cell office:value-type="string" calcext:value-type="string">
            <text:p>D_SOD-32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36C-01FTG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416,C406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R416,R413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k/0.05%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R705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Y201</text:p>
          </table:table-cell>
          <table:table-cell table:style-name="ce2" office:value-type="string" calcext:value-type="string">
            <text:p>NX5032G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X5032GA-25.000000MHZ-LN-CD-1</text:p>
          </table:table-cell>
          <table:table-cell table:number-columns-repeated="2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U203,U202</text:p>
          </table:table-cell>
          <table:table-cell table:style-name="ce2" office:value-type="string" calcext:value-type="string">
            <text:p>SO8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C03-3.3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R92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830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</text:p>
          </table:table-cell>
          <table:table-cell table:number-columns-repeated="2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D801</text:p>
          </table:table-cell>
          <table:table-cell table:style-name="ce2" office:value-type="string" calcext:value-type="string">
            <text:p>DO_214AA_REV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M6T30AY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R210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5</text:p>
          </table:table-cell>
          <table:table-cell table:number-columns-repeated="2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U903</text:p>
          </table:table-cell>
          <table:table-cell table:style-name="ce2" office:value-type="string" calcext:value-type="string">
            <text:p>SOT-23-5_HandSolderi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N74AHC1G14DBVT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R624</text:p>
          </table:table-cell>
          <table:table-cell office:value-type="string" calcext:value-type="string">
            <text:p>R_Shunt_Vishay_WSR2_WSR3_KelvinConn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SR21R000FEK</text:p>
          </table:table-cell>
          <table:table-cell table:number-columns-repeated="2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U611</text:p>
          </table:table-cell>
          <table:table-cell table:style-name="ce2" office:value-type="string" calcext:value-type="string">
            <text:p>SOIC-8_3.9x4.9mm_P1.27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A823DT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420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U1001</text:p>
          </table:table-cell>
          <table:table-cell office:value-type="string" calcext:value-type="string">
            <text:p>Texas_PWSON-N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C1080</text:p>
          </table:table-cell>
          <table:table-cell table:number-columns-repeated="2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U902</text:p>
          </table:table-cell>
          <table:table-cell table:style-name="ce2" office:value-type="string" calcext:value-type="string">
            <text:p>TSSOP-20_4.4x6.5mm_P0.65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D9834BRUZ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J1002</text:p>
          </table:table-cell>
          <table:table-cell office:value-type="string" calcext:value-type="string">
            <text:p>PinHeader_2x05_P1.27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21111-00010T4LF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R219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/1kV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U201</text:p>
          </table:table-cell>
          <table:table-cell office:value-type="string" calcext:value-type="string">
            <text:p>QFN-24-1EP_4x4mm_P0.5mm_EP2.6x2.6mm_ThermalVi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8742A</text:p>
          </table:table-cell>
          <table:table-cell table:number-columns-repeated="2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U803</text:p>
          </table:table-cell>
          <table:table-cell table:style-name="ce2" office:value-type="string" calcext:value-type="string">
            <text:p>TEL12-DU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EL 12-2423</text:p>
          </table:table-cell>
          <table:table-cell table:number-columns-repeated="2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L201</text:p>
          </table:table-cell>
          <table:table-cell table:style-name="ce2" office:value-type="string" calcext:value-type="string">
            <text:p>749010012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49010012A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1003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627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PA1206E1001BST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709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p</text:p>
          </table:table-cell>
          <table:table-cell table:number-columns-repeated="2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Q801</text:p>
          </table:table-cell>
          <table:table-cell table:style-name="ce2" office:value-type="string" calcext:value-type="string">
            <text:p>TO-252-2_Rectifi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RFR5410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R625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73D2B10RBTG</text:p>
          </table:table-cell>
          <table:table-cell table:number-columns-repeated="2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U301</text:p>
          </table:table-cell>
          <table:table-cell table:style-name="ce2" office:value-type="string" calcext:value-type="string">
            <text:p>TSSOP-16_4.4x5mm_P0.65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LN2003AS16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909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u7</text:p>
          </table:table-cell>
          <table:table-cell table:number-columns-repeated="2"/>
        </table:table-row>
        <table:table-row table:style-name="ro1" table:number-rows-repeated="104844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3">00/00/0000</text:date>, <text:time style:data-style-name="N2" text:time-value="23:52:54.4068578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dc:date>2022-08-13T00:08:15.727269836</dc:date>
    <meta:editing-duration>PT15M15S</meta:editing-duration>
    <meta:editing-cycles>12</meta:editing-cycles>
    <meta:document-statistic meta:table-count="1" meta:cell-count="682" meta:object-count="0"/>
  </office:meta>
</office:document-meta>
</file>